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 derivative Powerline" svg:font-family="'Ubuntu Mono derivative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Mono derivative Powerline" fo:font-size="18pt" officeooo:rsid="000522ed" officeooo:paragraph-rsid="001bfe42" style:font-size-asian="15.75pt" style:font-size-complex="18pt"/>
    </style:style>
    <style:style style:name="P2" style:family="paragraph" style:parent-style-name="Standard">
      <style:text-properties style:font-name="Ubuntu Mono derivative Powerline" officeooo:rsid="000522ed" officeooo:paragraph-rsid="001bfe42"/>
    </style:style>
    <style:style style:name="P3" style:family="paragraph" style:parent-style-name="Standard">
      <style:paragraph-properties fo:text-align="start" style:justify-single-word="false"/>
      <style:text-properties style:font-name="Ubuntu Mono derivative Powerline" fo:font-size="14pt" fo:font-weight="bold" officeooo:rsid="000522ed" officeooo:paragraph-rsid="001bfe4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 Mono derivative Powerline" fo:font-size="12pt" fo:font-weight="normal" officeooo:rsid="000522ed" officeooo:paragraph-rsid="001bfe42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fo:font-weight="normal" officeooo:rsid="001bfe42" officeooo:paragraph-rsid="001bfe42" style:font-size-asian="10.5pt" style:font-weight-asian="normal" style:font-size-complex="12pt" style:font-weight-complex="normal"/>
    </style:style>
    <style:style style:name="P6" style:family="paragraph" style:parent-style-name="Horizontal_20_Line">
      <style:text-properties style:font-name="Ubuntu Mono derivative Powerline" officeooo:paragraph-rsid="001bfe42"/>
    </style:style>
    <style:style style:name="T1" style:family="text">
      <style:text-properties officeooo:rsid="00181915"/>
    </style:style>
    <style:style style:name="T2" style:family="text">
      <style:text-properties officeooo:rsid="001bfe42"/>
    </style:style>
    <style:style style:name="T3" style:family="text">
      <style:text-properties officeooo:rsid="001c6d44"/>
    </style:style>
    <style:style style:name="T4" style:family="text">
      <style:text-properties officeooo:rsid="001dbc1e"/>
    </style:style>
    <style:style style:name="T5" style:family="text">
      <style:text-properties officeooo:rsid="001f414e"/>
    </style:style>
    <style:style style:name="T6" style:family="text">
      <style:text-properties officeooo:rsid="001fc437"/>
    </style:style>
    <text:list-style style:name="L1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minic DiPasquale</text:p>
      <text:p text:style-name="P2">CS1567 Introduction to Machine Learning</text:p>
      <text:p text:style-name="P2">Professor Milos Hauskrecht</text:p>
      <text:p text:style-name="P6"/>
      <text:p text:style-name="P1">Problem Assignment <text:span text:style-name="T2">4</text:span></text:p>
      <text:p text:style-name="P3">Problem 1:</text:p>
      <text:p text:style-name="P4"/>
      <text:list xml:id="list2647953875" text:style-name="L1">
        <text:list-item>
          <text:p text:style-name="P5">There is one, it is CHAS</text:p>
        </text:list-item>
        <text:list-item>
          <text:p text:style-name="P5"/>
          <text:list>
            <text:list-item>
              <text:p text:style-name="P5"><text:span text:style-name="T3">CRIM</text:span> has a correlation: -0.388305</text:p>
            </text:list-item>
            <text:list-item>
              <text:p text:style-name="P5">Z<text:span text:style-name="T3">N</text:span> has a correlation: 0.360445</text:p>
            </text:list-item>
            <text:list-item>
              <text:p text:style-name="P5"><text:span text:style-name="T3">INDUS</text:span> has a correlation: -0.483725</text:p>
            </text:list-item>
            <text:list-item>
              <text:p text:style-name="P5"><text:span text:style-name="T3">CHAS</text:span> river has a correlation: 0.175260</text:p>
            </text:list-item>
            <text:list-item>
              <text:p text:style-name="P5"><text:span text:style-name="T4">NOX</text:span> has a correlation: -0.427321</text:p>
            </text:list-item>
            <text:list-item>
              <text:p text:style-name="P5"><text:span text:style-name="T5">RM</text:span> has a correlation: 0.695360</text:p>
            </text:list-item>
            <text:list-item>
              <text:p text:style-name="P5">A<text:span text:style-name="T5">GE</text:span> has a correlation: -0.376955</text:p>
            </text:list-item>
            <text:list-item>
              <text:p text:style-name="P5"><text:span text:style-name="T5">DIS</text:span> has a correlation: 0.249929</text:p>
            </text:list-item>
            <text:list-item>
              <text:p text:style-name="P5"><text:span text:style-name="T5">RAD</text:span> has a correlation: -0.381626</text:p>
            </text:list-item>
            <text:list-item>
              <text:p text:style-name="P5">T<text:span text:style-name="T5">AX</text:span> has a correlation: -0.468536</text:p>
            </text:list-item>
            <text:list-item>
              <text:p text:style-name="P5"><text:span text:style-name="T5">PTRATIO</text:span> has a correlation: -0.507787</text:p>
            </text:list-item>
            <text:list-item>
              <text:p text:style-name="P5"><text:span text:style-name="T5">B</text:span> has a correlation: 0.333461</text:p>
            </text:list-item>
            <text:list-item>
              <text:p text:style-name="P5"><text:span text:style-name="T6">LSTAT</text:span> has a correlation: -0.737663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 derivative Powerline" svg:font-family="'Ubuntu Mono derivative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2:41:55.185459000</meta:creation-date>
    <meta:generator>LibreOffice/5.4.1.2$MacOSX_X86_64 LibreOffice_project/ea7cb86e6eeb2bf3a5af73a8f7777ac570321527</meta:generator>
    <dc:date>2017-10-04T13:09:23.049346000</dc:date>
    <meta:editing-duration>PT15M28S</meta:editing-duration>
    <meta:editing-cycles>5</meta:editing-cycles>
    <meta:document-statistic meta:table-count="0" meta:image-count="0" meta:object-count="0" meta:page-count="1" meta:paragraph-count="20" meta:word-count="102" meta:character-count="605" meta:non-whitespace-character-count="537"/>
  </office:meta>
</office:document-meta>
</file>